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Clara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6 July 1870</text:p>
      <text:p text:style-name="P2">Month<text:tab/><text:tab/><text:tab/><text:tab/><text:tab/><text:tab/>July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Cape Island</text:p>
      <text:p text:style-name="P2">State<text:tab/><text:tab/><text:tab/><text:tab/><text:tab/><text:tab/>New Jersey 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The original letter is accompanied by a typewritten transcription.</text:p>
      <text:p text:style-name="P2"/>
      <text:p text:style-name="P2">Photocopies of both the manuscript and the typewritten transcription are also available in Box 19, FF 1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3"><text:span text:style-name="T1">LA PI</text:span><text:span text:style-name="T2">ÉRRE HOUSE/</text:span></text:p>
      <text:p text:style-name="P4">CAPE ISLAND, N.J./</text:p>
      <text:p text:style-name="P5">J. &amp; F. WIENER.<text:tab/><text:tab/><text:tab/><text:tab/><text:tab/><text:tab/><text:tab/><text:tab/>Cape Island July 26 1870/</text:p>
      <text:p text:style-name="P5">My dear Clara/</text:p>
      <text:p text:style-name="P5"><text:tab/>Towards evening yesterday your letter, and one written/ by Henry came unexpectedly but gladly to hand. <text:s/>I rejoice to learn/ that yourself and the dear children continue well. <text:s/>My health has/ improved, and I enjoy the bathing greatly. <text:s/>Yet, these considerations/ scarcely counterbalance the absence of home comforts, which one/ is so apt to disregard when in the full possession thereof, and/ the pleasure of seeing dear faces. <text:s/>I had distressing dreams/ last night, but I am no believer in the visions that come/ up to disturb our sleep. <text:s/>I am firmly convinced that/ Providence has you all under His protecting shield, and you/ are safe through that Divine guardianship. <text:s/>Tell/ dear Henry that what most pleased me in his letter/ was his promise to be obedient during my absence, a/ thing which I much wish to see him carry out at/ all times. <text:s/>I have not the least doubt that Dear/ Nina is careful not to give you cause for being dis-/-satisfied, and offers you ever assistance. <text:s/>Esther/</text:p>
      <text:p text:style-name="P5"/>
      <text:p text:style-name="P5">[Page 2]</text:p>
      <text:p text:style-name="P5"><text:soft-page-break/>is so handy, that she does not require much urging/ to make her stir about and act her part. <text:s/>Rebecca/ is at times a little troublesome, but by kindness she can/ be made to behave like a lady, particularly when she is/ told that I ask her, the whole way from 6 of May, to be/ a good girl. <text:s/>Gentit is tractable, our sweet Miriam/ must be borne with, on account of the sickness lately/ suffered; and the lovely baby, of course, cannot be stopped/ if he chooses to hollow./</text:p>
      <text:p text:style-name="P5">Last evening I paid a long visit to Mrs P. Hart, who is im-/proving in health, and likewise to Mrs L. J. Levy, who boards/ at the same hotel. <text:s/>This morning Mrs Judah Levy, Mrs/ De Young and her daughter called on me, and requested I/ would return the visit, but I do not exactly remember their/ respective direction, so it will be difficult for me to find/ them out. <text:s/>In my next I will apprize[sic] you of/ the time in which I purpose setting out on Friday./ <text:s/>Meanwhile give my regards to brothers and sisters, aunts, cousins/ and inquiring friends. <text:s/>Kiss for me each of our seven/ dear ones, and receive a mutual embrace from/</text:p>
      <text:p text:style-name="P5"><text:tab/><text:tab/><text:tab/><text:tab/><text:tab/><text:tab/><text:tab/><text:tab/><text:tab/>Your affectionat[sic] husband/</text:p>
      <text:p text:style-name="P5"><text:tab/><text:tab/><text:tab/><text:tab/><text:tab/><text:tab/><text:tab/><text:tab/><text:tab/>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3:30:25</meta:creation-date>
    <dc:date>2012-04-02T11:17:34.02</dc:date>
    <dc:language>en-US</dc:language>
    <meta:editing-cycles>4</meta:editing-cycles>
    <meta:editing-duration>PT00H15M21S</meta:editing-duration>
    <dc:creator>Penn Libraries</dc:creator>
    <meta:document-statistic meta:table-count="0" meta:image-count="0" meta:object-count="0" meta:page-count="3" meta:paragraph-count="73" meta:word-count="599" meta:character-count="3687"/>
    <meta:user-defined meta:name="Info 1"/>
    <meta:user-defined meta:name="Info 2"/>
    <meta:user-defined meta:name="Info 3"/>
    <meta:user-defined meta:name="Info 4"/>
  </office:meta>
</office:document-meta>
</file>